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808080" draw:marker-start-width="0.352cm" draw:marker-end-width="0.352cm" draw:fill="solid" draw:fill-color="#e6e6ff" draw:textarea-horizontal-align="justify" draw:textarea-vertical-align="middle" draw:auto-grow-height="false" fo:min-height="2.101cm" fo:min-width="9.159cm" fo:padding-top="0.175cm" fo:padding-bottom="0.175cm" fo:padding-left="0.3cm" fo:padding-right="0.3cm" draw:shadow="hidden"/>
    </style:style>
    <style:style style:name="gr2" style:family="graphic" style:parent-style-name="standard">
      <style:graphic-properties svg:stroke-width="0.102cm" svg:stroke-color="#808080" draw:marker-start-width="0.352cm" draw:marker-end-width="0.352cm" draw:fill="solid" draw:fill-color="#e6e6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3" style:family="graphic" style:parent-style-name="objectwithoutfill">
      <style:graphic-properties draw:stroke="solid"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 draw:shadow="hidden"/>
    </style:style>
    <style:style style:name="gr4" style:family="graphic" style:parent-style-name="standard">
      <style:graphic-properties svg:stroke-width="0.102cm" svg:stroke-color="#808080" draw:marker-start-width="0.352cm" draw:marker-end-width="0.352cm" draw:fill="solid" draw:fill-color="#cc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5" style:family="graphic" style:parent-style-name="standard">
      <style:graphic-properties svg:stroke-width="0.102cm" svg:stroke-color="#808080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width="0.102cm" svg:stroke-color="#808080" draw:marker-start-width="0.352cm" draw:marker-end-width="0.352cm" draw:fill="solid" draw:fill-color="#cfe7f5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7" style:family="graphic" style:parent-style-name="standard">
      <style:graphic-properties svg:stroke-width="0.102cm" svg:stroke-color="#808080" draw:marker-start-width="0.352cm" draw:marker-end-width="0.352cm" draw:fill="solid" draw:fill-color="#9999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8" style:family="graphic" style:parent-style-name="objectwithoutfill">
      <style:graphic-properties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759cm" svg:height="2.451cm" svg:x="3.825cm" svg:y="2.225cm">
          <text:p text:style-name="P1">Threshold and Cascade based</text:p>
          <text:p text:style-name="P1">ID Models</text:p>
          <draw:enhanced-geometry svg:viewBox="0 0 21600 21600" draw:mirror-horizontal="false" draw:mirror-vertical="false" draw:extrusion="false" dr3d:shade-mode="flat" draw:extrusion-metal="false" draw:extrusion-specularity="122%" draw:extrusion-diffusion="0%" draw:extrusion-first-light-direction="(50000 50000 10000)" draw:extrusion-second-light-direction="(-50000 0 10000)" draw:extrusion-brightness="34%" draw:extrusion-light-face="true" draw:extrusion-first-light-harsh="true" draw:extrusion-second-light-harsh="false" draw:extrusion-second-light-level="66%" draw:type="rectangle" draw:enhanced-path="M 0 0 L 21600 0 21600 21600 0 21600 0 0 Z N"/>
        </draw:custom-shape>
        <draw:custom-shape draw:style-name="gr2" draw:text-style-name="P1" xml:id="id2" draw:id="id2" draw:layer="layout" svg:width="4.397cm" svg:height="1.984cm" svg:x="3.215cm" svg:y="6.674cm">
          <text:p text:style-name="P1">Threshold</text:p>
          <text:p text:style-name="P1">Models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357cm" svg:height="2.061cm" svg:x="9.48cm" svg:y="6.674cm">
          <text:p text:style-name="P1">Cascading</text:p>
          <text:p text:style-name="P1">Models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704cm" svg:y1="4.676cm" svg:x2="5.413cm" svg:y2="6.674cm" draw:start-shape="id1" draw:start-glue-point="2" draw:end-shape="id2" svg:d="M8704 4676v999h-3291v999" svg:viewBox="0 0 3292 1999">
          <text:p/>
        </draw:connector>
        <draw:connector draw:style-name="gr3" draw:text-style-name="P1" draw:layer="layout" draw:line-skew="0.006cm" svg:x1="8.704cm" svg:y1="4.676cm" svg:x2="11.658cm" svg:y2="6.674cm" draw:start-shape="id1" draw:start-glue-point="2" draw:end-shape="id3" draw:end-glue-point="0" svg:d="M8704 4676v1004h2954v994" svg:viewBox="0 0 2955 1999">
          <text:p/>
        </draw:connector>
        <draw:custom-shape draw:style-name="gr4" draw:text-style-name="P2" xml:id="id4" draw:id="id4" draw:layer="layout" svg:width="4.873cm" svg:height="1.362cm" svg:x="2.865cm" svg:y="9.362cm">
          <text:p text:style-name="P1"><text:span text:style-name="T1">Liner Threshold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4.873cm" svg:height="1.362cm" svg:x="2.912cm" svg:y="11.283cm">
          <text:p text:style-name="P1"><text:span text:style-name="T1">Small Threshold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4.872cm" svg:height="1.362cm" svg:x="2.914cm" svg:y="13.214cm">
          <text:p text:style-name="P1"><text:span text:style-name="T1">Majority Threshold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4.872cm" svg:height="1.362cm" svg:x="2.914cm" svg:y="15.173cm">
          <text:p text:style-name="P1"><text:span text:style-name="T1">Unanimous</text:span></text:p>
          <text:p text:style-name="P1"><text:span text:style-name="T1"><text:s/></text:span><text:span text:style-name="T1">Threshold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4.872cm" svg:height="1.362cm" svg:x="2.962cm" svg:y="17.119cm">
          <text:p text:style-name="P1"><text:span text:style-name="T1">Liner Threshold </text:span></text:p>
          <text:p text:style-name="P1"><text:span text:style-name="T1">Model with colour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" draw:id="id9" draw:layer="layout" svg:width="4.872cm" svg:height="1.362cm" svg:x="3.012cm" svg:y="19.064cm">
          <text:p text:style-name="P1"><text:span text:style-name="T1">Separated</text:span></text:p>
          <text:p text:style-name="P1"><text:span text:style-name="T1"><text:s/></text:span><text:span text:style-name="T1">Threshold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4.872cm" svg:height="1.362cm" svg:x="2.914cm" svg:y="21.032cm">
          <text:p text:style-name="P1"><text:span text:style-name="T1">Weight-proportional</text:span></text:p>
          <text:p text:style-name="P1"><text:span text:style-name="T1"><text:s/></text:span><text:span text:style-name="T1">Threshold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4.621cm" svg:height="1.362cm" svg:x="9.287cm" svg:y="9.71cm">
          <text:p text:style-name="P1"><text:span text:style-name="T1"><text:s/></text:span><text:span text:style-name="T1">Decreasing</text:span></text:p>
          <text:p text:style-name="P1"><text:span text:style-name="T1">Cascading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2" draw:id="id12" draw:layer="layout" svg:width="4.621cm" svg:height="1.362cm" svg:x="9.332cm" svg:y="11.657cm">
          <text:p text:style-name="P1"><text:span text:style-name="T1">Opinion-Cascading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3" draw:id="id13" draw:layer="layout" svg:width="4.62cm" svg:height="1.362cm" svg:x="9.334cm" svg:y="13.641cm">
          <text:p text:style-name="P1"><text:span text:style-name="T1"><text:s/></text:span><text:span text:style-name="T1">Independent</text:span></text:p>
          <text:p text:style-name="P1"><text:span text:style-name="T1">Cascade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4" draw:id="id14" draw:layer="layout" svg:width="5.788cm" svg:height="1.754cm" svg:x="9.501cm" svg:y="17.976cm">
          <text:p text:style-name="P1"><text:span text:style-name="T1">Generalized Cascading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-0.705cm" svg:x1="3.215cm" svg:y1="7.666cm" svg:x2="2.865cm" svg:y2="10.043cm" draw:start-shape="id2" draw:start-glue-point="3" draw:end-shape="id4" draw:end-glue-point="3" svg:d="M3215 7666h-1607v2377h1257" svg:viewBox="0 0 1608 2378">
          <text:p/>
        </draw:connector>
        <draw:connector draw:style-name="gr8" draw:text-style-name="P1" draw:layer="layout" draw:line-skew="-0.752cm" svg:x1="3.215cm" svg:y1="7.666cm" svg:x2="2.912cm" svg:y2="11.964cm" draw:start-shape="id2" draw:start-glue-point="3" draw:end-shape="id5" draw:end-glue-point="3" svg:d="M3215 7666h-1607v4298h1304" svg:viewBox="0 0 1608 4299">
          <text:p/>
        </draw:connector>
        <draw:connector draw:style-name="gr8" draw:text-style-name="P1" draw:layer="layout" draw:line-skew="-0.755cm" svg:x1="3.215cm" svg:y1="7.666cm" svg:x2="2.914cm" svg:y2="13.895cm" draw:start-shape="id2" draw:start-glue-point="3" draw:end-shape="id6" draw:end-glue-point="3" svg:d="M3215 7666h-1607v6229h1306" svg:viewBox="0 0 1608 6230">
          <text:p/>
        </draw:connector>
        <draw:connector draw:style-name="gr8" draw:text-style-name="P1" draw:layer="layout" draw:line-skew="-0.755cm" svg:x1="3.215cm" svg:y1="7.666cm" svg:x2="2.914cm" svg:y2="15.854cm" draw:start-shape="id2" draw:start-glue-point="3" draw:end-shape="id7" draw:end-glue-point="3" svg:d="M3215 7666h-1607v8188h1306" svg:viewBox="0 0 1608 8189">
          <text:p/>
        </draw:connector>
        <draw:connector draw:style-name="gr8" draw:text-style-name="P1" draw:layer="layout" draw:line-skew="-0.803cm" svg:x1="3.215cm" svg:y1="7.666cm" svg:x2="2.962cm" svg:y2="17.8cm" draw:start-shape="id2" draw:start-glue-point="3" draw:end-shape="id8" draw:end-glue-point="3" svg:d="M3215 7666h-1607v10134h1354" svg:viewBox="0 0 1608 10135">
          <text:p/>
        </draw:connector>
        <draw:connector draw:style-name="gr8" draw:text-style-name="P1" draw:layer="layout" draw:line-skew="-0.853cm" svg:x1="3.215cm" svg:y1="7.666cm" svg:x2="3.012cm" svg:y2="19.745cm" draw:start-shape="id2" draw:start-glue-point="3" draw:end-shape="id9" draw:end-glue-point="3" svg:d="M3215 7666h-1607v12079h1404" svg:viewBox="0 0 1608 12080">
          <text:p/>
        </draw:connector>
        <draw:connector draw:style-name="gr8" draw:text-style-name="P1" draw:layer="layout" draw:line-skew="-0.755cm" svg:x1="3.215cm" svg:y1="7.666cm" svg:x2="2.914cm" svg:y2="21.713cm" draw:start-shape="id2" draw:start-glue-point="3" draw:end-shape="id10" draw:end-glue-point="3" svg:d="M3215 7666h-1607v14047h1306" svg:viewBox="0 0 1608 14048">
          <text:p/>
        </draw:connector>
        <draw:connector draw:style-name="gr8" draw:text-style-name="P1" draw:layer="layout" draw:line-skew="-0.434cm" svg:x1="9.48cm" svg:y1="7.704cm" svg:x2="9.287cm" svg:y2="10.391cm" draw:start-shape="id3" draw:start-glue-point="3" draw:end-shape="id11" draw:end-glue-point="3" svg:d="M9480 7704h-1180v2687h987" svg:viewBox="0 0 1181 2688">
          <text:p/>
        </draw:connector>
        <draw:connector draw:style-name="gr8" draw:text-style-name="P1" draw:layer="layout" draw:line-skew="-0.479cm" svg:x1="9.48cm" svg:y1="7.704cm" svg:x2="9.332cm" svg:y2="12.338cm" draw:start-shape="id3" draw:start-glue-point="3" draw:end-shape="id12" draw:end-glue-point="3" svg:d="M9480 7704h-1179v4634h1031" svg:viewBox="0 0 1180 4635">
          <text:p/>
        </draw:connector>
        <draw:connector draw:style-name="gr8" draw:text-style-name="P1" draw:layer="layout" draw:line-skew="-0.482cm" svg:x1="9.48cm" svg:y1="7.704cm" svg:x2="9.334cm" svg:y2="14.322cm" draw:start-shape="id3" draw:start-glue-point="3" draw:end-shape="id13" draw:end-glue-point="3" svg:d="M9480 7704h-1179v6618h1033" svg:viewBox="0 0 1180 6619">
          <text:p/>
        </draw:connector>
        <draw:connector draw:style-name="gr8" draw:text-style-name="P1" draw:layer="layout" draw:line-skew="-0.627cm" svg:x1="9.48cm" svg:y1="7.704cm" svg:x2="9.501cm" svg:y2="18.853cm" draw:start-shape="id3" draw:start-glue-point="3" draw:end-shape="id14" draw:end-glue-point="3" svg:d="M9480 7704h-1179v11149h1200" svg:viewBox="0 0 1201 11150">
          <text:p/>
        </draw:connector>
        <draw:connector draw:style-name="gr8" draw:text-style-name="P1" draw:layer="layout" svg:x1="12.117cm" svg:y1="22.015cm" svg:x2="12.395cm" svg:y2="19.73cm" draw:start-shape="id15" draw:start-glue-point="0" draw:end-shape="id14" draw:end-glue-point="2" svg:d="M12117 22015v-1142h278v-1143" svg:viewBox="0 0 279 2286">
          <text:p/>
        </draw:connector>
        <draw:custom-shape draw:style-name="gr7" draw:text-style-name="P1" xml:id="id15" draw:id="id15" draw:layer="layout" svg:width="5.856cm" svg:height="1.69cm" svg:x="9.189cm" svg:y="22.015cm">
          <text:p text:style-name="P1"><text:span text:style-name="T1">Generalized Threshold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-0.514cm" svg:x1="9.48cm" svg:y1="7.704cm" svg:x2="9.366cm" svg:y2="16.384cm" draw:start-shape="id3" draw:start-glue-point="3" draw:end-shape="id16" draw:end-glue-point="3" svg:d="M9480 7704h-1181v8680h1067" svg:viewBox="0 0 1182 8681">
          <text:p/>
        </draw:connector>
        <draw:connector draw:style-name="gr8" draw:text-style-name="P1" draw:layer="layout" draw:line-skew="-1.054cm" svg:x1="3.215cm" svg:y1="7.666cm" svg:x2="9.189cm" svg:y2="22.86cm" draw:start-shape="id2" draw:start-glue-point="3" draw:end-shape="id15" svg:d="M3215 7666h-1606v15194h7580" svg:viewBox="0 0 7581 15195">
          <text:p/>
        </draw:connector>
        <draw:custom-shape draw:style-name="gr5" draw:text-style-name="P3" xml:id="id16" draw:id="id16" draw:layer="layout" svg:width="6.145cm" svg:height="1.59cm" svg:x="9.366cm" svg:y="15.589cm">
          <text:p text:style-name="P1"><text:span text:style-name="T2"><text:s/></text:span><text:span text:style-name="T2">Independent Cascading</text:span></text:p>
          <text:p text:style-name="P1"><text:span text:style-name="T2"><text:s/></text:span><text:span text:style-name="T2">Model with Negative Opinion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2.395cm" svg:y1="19.73cm" svg:x2="12.117cm" svg:y2="22.015cm" draw:start-shape="id14" draw:start-glue-point="2" draw:end-shape="id15" draw:end-glue-point="0" svg:d="M12395 19730v1143h-278v1142" svg:viewBox="0 0 279 22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mePlus P Gothic" style:font-family-asian="'UmePlus P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22:50:21.700447997</meta:creation-date>
    <dc:date>2014-10-14T15:38:18.864498604</dc:date>
    <meta:editing-duration>PT1H35M36S</meta:editing-duration>
    <meta:editing-cycles>45</meta:editing-cycles>
    <meta:generator>LibreOffice/4.3.1.2$Linux_X86_64 LibreOffice_project/958349dc3b25111dbca392fbc281a05559ef6848</meta:generator>
    <meta:document-statistic meta:object-count="33"/>
  </office:meta>
</office:document-meta>
</file>